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9.656cm" fo:min-width="7.374cm"/>
    </style:style>
    <style:style style:name="gr3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  <style:paragraph-properties style:writing-mode="lr-tb"/>
    </style:style>
    <style:style style:name="gr4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6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1.151cm"/>
      <style:paragraph-properties style:writing-mode="lr-tb"/>
    </style:style>
    <style:style style:name="gr7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12cm"/>
      <style:paragraph-properties style:writing-mode="lr-tb"/>
    </style:style>
    <style:style style:name="gr8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1.28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7.3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  <style:paragraph-properties style:writing-mode="lr-tb"/>
    </style:style>
    <style:style style:name="gr12" style:family="graphic" style:parent-style-name="standard">
      <style:graphic-properties draw:fill-color="#808080" draw:textarea-horizontal-align="justify" draw:textarea-vertical-align="middle" draw:auto-grow-height="false" fo:min-height="7.115cm" fo:min-width="7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4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  <style:paragraph-properties style:writing-mode="lr-tb"/>
    </style:style>
    <style:style style:name="gr15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2.929cm"/>
      <style:paragraph-properties style:writing-mode="lr-tb"/>
    </style:style>
    <style:style style:name="gr16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4.321cm" fo:min-width="3.183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7.12cm"/>
      <style:paragraph-properties style:writing-mode="lr-tb"/>
    </style:style>
    <style:style style:name="gr18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</style:style>
    <style:style style:name="gr19" style:family="graphic" style:parent-style-name="standard">
      <style:graphic-properties svg:stroke-color="#000040" draw:fill-color="#7e2bd2" draw:textarea-horizontal-align="justify" draw:textarea-vertical-align="middle" draw:auto-grow-height="false" fo:min-height="0.766cm" fo:min-width="15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-color="#2bd22b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2bd22b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0" style:family="paragraph">
      <loext:graphic-properties draw:fill-color="#a80000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loext:graphic-properties draw:fill-color="#ff7f00"/>
      <style:paragraph-properties fo:text-align="center"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 draw:opacity="100%"/>
      <style:paragraph-properties fo:text-align="center"/>
    </style:style>
    <style:style style:name="P14" style:family="paragraph">
      <loext:graphic-properties draw:fill-color="#2bd22b"/>
      <style:paragraph-properties fo:text-align="center"/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7e2bd2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.199cm" svg:x="1.6cm" svg:y="3.545cm">
          <draw:text-box>
            <text:p text:style-name="P1"><text:span text:style-name="T1">Streaming multiprocessor (NVIDIA Ampere)</text:span></text:p>
          </draw:text-box>
        </draw:frame>
        <draw:custom-shape draw:style-name="gr2" draw:text-style-name="P3" draw:layer="layout" svg:width="7.874cm" svg:height="9.906cm" svg:x="11.287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11.541cm" svg:y="6.08cm">
          <text:p text:style-name="P4"><text:span text:style-name="T2">FP</text:span></text:p>
          <text:p text:style-name="P4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2.43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3.419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4.308cm" svg:y="12.30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9.906cm" svg:height="0.683cm" svg:x="10.952cm" svg:y="3.54cm">
          <draw:text-box>
            <text:p text:style-name="P7"><text:span text:style-name="T3">Sub-section of Compute Engine (AMD CDNA2)</text:span></text:p>
          </draw:text-box>
        </draw:frame>
        <draw:custom-shape draw:style-name="gr6" draw:text-style-name="P10" draw:layer="layout" svg:width="1.651cm" svg:height="0.762cm" svg:x="11.541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0.762cm" svg:x="11.414cm" svg:y="13.319cm">
          <text:p text:style-name="P11"><text:span text:style-name="T3">Shared L1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11.479cm" svg:y="5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.874cm" svg:height="0.762cm" svg:x="11.287cm" svg:y="14.462cm">
          <text:p text:style-name="P11"><text:span text:style-name="T3">Shared L2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13.359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1.651cm" svg:height="0.762cm" svg:x="13.419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0.762cm" svg:height="0.762cm" svg:x="15.436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5.436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6.325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7.314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6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18.203cm" svg:y="12.3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15.436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15.374cm" svg:y="5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17.254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17.314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74cm" svg:height="9.906cm" svg:x="20.431cm" svg:y="4.3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20.685cm" svg:y="6.043cm">
          <text:p text:style-name="P4"><text:span text:style-name="T2">FP</text:span></text:p>
          <text:p text:style-name="P4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0.685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1.574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2.563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3.452cm" svg:y="12.2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142cm" svg:height="0.725cm" svg:x="20.939cm" svg:y="3.54cm">
          <draw:text-box>
            <text:p text:style-name="P1"><text:span text:style-name="T1">Sub-section of Xe Core (Intel Xe) </text:span></text:p>
          </draw:text-box>
        </draw:frame>
        <draw:custom-shape draw:style-name="gr6" draw:text-style-name="P10" draw:layer="layout" svg:width="1.651cm" svg:height="0.762cm" svg:x="20.685cm" svg:y="5.154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0.762cm" svg:x="20.558cm" svg:y="13.282cm">
          <text:p text:style-name="P11"><text:span text:style-name="T3">Shared L1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20.623cm" svg:y="5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874cm" svg:height="0.762cm" svg:x="20.431cm" svg:y="14.425cm">
          <text:p text:style-name="P11"><text:span text:style-name="T3">Shared L2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22.503cm" svg:y="5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1.651cm" svg:height="0.762cm" svg:x="22.563cm" svg:y="5.154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0.762cm" svg:height="0.762cm" svg:x="24.58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4.58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5.469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6.458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6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6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7.8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8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9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10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11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7.347cm" svg:y="12.2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24.58cm" svg:y="5.154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24.518cm" svg:y="5.0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26.398cm" svg:y="5.0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26.458cm" svg:y="5.154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21.585cm" svg:y="6.043cm">
          <text:p text:style-name="P4"><text:span text:style-name="T2">INT</text:span></text:p>
          <text:p text:style-name="P4"><text:span text:style-name="T2">unit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6.599cm" svg:height="1.039cm" svg:x="21.201cm" svg:y="4.37cm">
          <draw:text-box>
            <text:p text:style-name="P15"><text:span text:style-name="T5">X</text:span><text:span text:style-name="T5">e </text:span><text:span text:style-name="T5">V</text:span><text:span text:style-name="T5">e</text:span><text:span text:style-name="T5">c</text:span><text:span text:style-name="T5">t</text:span><text:span text:style-name="T5">o</text:span><text:span text:style-name="T5">r </text:span><text:span text:style-name="T5">E</text:span><text:span text:style-name="T5">n</text:span><text:span text:style-name="T5">gi</text:span><text:span text:style-name="T5">n</text:span><text:span text:style-name="T5">e</text:span><text:span text:style-name="T5">s </text:span><text:span text:style-name="T5">(</text:span><text:span text:style-name="T5">4 </text:span><text:span text:style-name="T5">s</text:span><text:span text:style-name="T5">h</text:span><text:span text:style-name="T5">o</text:span><text:span text:style-name="T5">w</text:span><text:span text:style-name="T5">n </text:span><text:span text:style-name="T5">– </text:span><text:span text:style-name="T5">1</text:span><text:span text:style-name="T5">6 </text:span><text:span text:style-name="T5">t</text:span><text:span text:style-name="T5">o</text:span><text:span text:style-name="T5">t</text:span><text:span text:style-name="T5">al</text:span><text:span text:style-name="T5">)</text:span></text:p>
          </draw:text-box>
        </draw:frame>
        <draw:frame draw:style-name="gr10" draw:text-style-name="P16" draw:layer="layout" svg:width="5.969cm" svg:height="1.039cm" svg:x="12.33cm" svg:y="4.371cm">
          <draw:text-box>
            <text:p text:style-name="P15"><text:span text:style-name="T5">Compute units (1 shown - 16 total)</text:span></text:p>
          </draw:text-box>
        </draw:frame>
        <draw:custom-shape draw:style-name="gr2" draw:text-style-name="P3" draw:layer="layout" svg:width="7.874cm" svg:height="9.906cm" svg:x="1.987cm" svg:y="4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2.241cm" svg:y="6.081cm">
          <text:p text:style-name="P4"><text:span text:style-name="T2">FP</text:span></text:p>
          <text:p text:style-name="P4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2.241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3.13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4.119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5.008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2.241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0.762cm" svg:x="2.114cm" svg:y="13.32cm">
          <text:p text:style-name="P11"><text:span text:style-name="T3">Shared L1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2.179cm" svg:y="5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.874cm" svg:height="0.762cm" svg:x="1.987cm" svg:y="14.463cm">
          <text:p text:style-name="P11"><text:span text:style-name="T3">Shared L2 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4.059cm" svg:y="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1.651cm" svg:height="0.762cm" svg:x="4.119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0.762cm" svg:height="0.762cm" svg:x="6.136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6.136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7.025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014cm" svg:y="12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6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6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7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8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9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10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62cm" svg:height="0.762cm" svg:x="8.903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6.136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6.074cm" svg:y="5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8cm" svg:height="8.128cm" svg:x="7.954cm" svg:y="5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0.762cm" svg:x="8.014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6.35cm" svg:height="0.645cm" svg:x="2.824cm" svg:y="4.372cm">
          <draw:text-box>
            <text:p text:style-name="P15"><text:span text:style-name="T5">Stream Processor (4 shown – 4 total)</text:span></text:p>
          </draw:text-box>
        </draw:frame>
      </draw:page>
      <draw:page draw:name="page2" draw:style-name="dp1" draw:master-page-name="Default">
        <draw:custom-shape draw:style-name="gr12" draw:text-style-name="P3" draw:layer="layout" svg:width="7.874cm" svg:height="7.365cm" svg:x="2.143cm" svg:y="4.4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7.366cm" svg:height="1.191cm" svg:x="2.524cm" svg:y="4.382cm">
          <draw:text-box>
            <text:p text:style-name="P1"><text:span text:style-name="T1">CPU core</text:span></text:p>
          </draw:text-box>
        </draw:frame>
        <draw:custom-shape draw:style-name="gr14" draw:text-style-name="P5" draw:layer="layout" svg:width="0.762cm" svg:height="3.428cm" svg:x="6.334cm" svg:y="6.081cm">
          <text:p text:style-name="P4"><text:span text:style-name="T2">Int</text:span></text:p>
          <text:p text:style-name="P4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29cm" svg:height="0.762cm" svg:x="2.397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0.762cm" svg:x="2.27cm" svg:y="9.89cm">
          <text:p text:style-name="P11"><text:span text:style-name="T3">L1 cach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683cm" svg:height="4.571cm" svg:x="2.27cm" svg:y="5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683cm" svg:height="4.571cm" svg:x="6.207cm" svg:y="5.0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7.62cm" svg:height="0.762cm" svg:x="2.27cm" svg:y="10.906cm">
          <text:p text:style-name="P11"><text:span text:style-name="T3">L2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29cm" svg:height="0.762cm" svg:x="6.334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62cm" svg:height="3.428cm" svg:x="7.223cm" svg:y="6.081cm"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9.001cm" svg:y="6.0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62cm" svg:height="3.428cm" svg:x="2.397cm" svg:y="6.081cm">
          <text:p text:style-name="P4"><text:span text:style-name="T2">FP</text:span></text:p>
          <text:p text:style-name="P4"><text:span text:style-name="T2">SIMD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3.286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4.175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5.064cm" svg:y="6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874cm" svg:height="7.365cm" svg:x="10.398cm" svg:y="4.4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7.366cm" svg:height="1.191cm" svg:x="10.779cm" svg:y="4.382cm">
          <draw:text-box>
            <text:p text:style-name="P1"><text:span text:style-name="T1">CPU core</text:span></text:p>
          </draw:text-box>
        </draw:frame>
        <draw:custom-shape draw:style-name="gr14" draw:text-style-name="P5" draw:layer="layout" svg:width="0.762cm" svg:height="3.428cm" svg:x="14.589cm" svg:y="6.081cm">
          <text:p text:style-name="P4"><text:span text:style-name="T2">Int</text:span></text:p>
          <text:p text:style-name="P4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29cm" svg:height="0.762cm" svg:x="10.652cm" svg:y="5.192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62cm" svg:height="0.762cm" svg:x="10.525cm" svg:y="9.89cm">
          <text:p text:style-name="P11"><text:span text:style-name="T3">L1 cach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683cm" svg:height="4.571cm" svg:x="10.525cm" svg:y="5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683cm" svg:height="4.571cm" svg:x="14.462cm" svg:y="5.0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7.62cm" svg:height="0.762cm" svg:x="10.525cm" svg:y="10.906cm">
          <text:p text:style-name="P11"><text:span text:style-name="T3">L2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29cm" svg:height="0.762cm" svg:x="14.589cm" svg:y="5.191cm">
          <text:p text:style-name="P9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62cm" svg:height="3.428cm" svg:x="15.478cm" svg:y="6.081cm"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16.367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17.256cm" svg:y="6.0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62cm" svg:height="3.428cm" svg:x="10.652cm" svg:y="6.081cm">
          <text:p text:style-name="P4"><text:span text:style-name="T2">FP</text:span></text:p>
          <text:p text:style-name="P4"><text:span text:style-name="T2">SIMD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11.541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12.43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762cm" svg:height="3.428cm" svg:x="13.319cm" svg:y="6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6.129cm" svg:height="1.016cm" svg:x="2.143cm" svg:y="12.049cm">
          <text:p text:style-name="P11"><text:span text:style-name="T3">Shared L3 cach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5-28T17:17:29.230112902</meta:creation-date>
    <dc:date>2022-05-06T17:16:37.513962404</dc:date>
    <meta:editing-duration>PT48M39S</meta:editing-duration>
    <meta:editing-cycles>11</meta:editing-cycles>
    <meta:generator>LibreOffice/7.2.5.1$Linux_X86_64 LibreOffice_project/20$Build-1</meta:generator>
    <meta:document-statistic meta:object-count="264"/>
  </office:meta>
</office:document-meta>
</file>